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text-properties officeooo:rsid="0014a5e4" officeooo:paragraph-rsid="0014a5e4"/>
    </style:style>
    <style:style style:name="P2" style:family="paragraph" style:parent-style-name="Standard">
      <style:text-properties officeooo:rsid="0014a5e4" officeooo:paragraph-rsid="0014a5e4"/>
    </style:style>
    <style:style style:name="P3" style:family="paragraph" style:parent-style-name="Standard" style:list-style-name="List_20_1">
      <style:text-properties officeooo:rsid="0014a5e4" officeooo:paragraph-rsid="0014a5e4"/>
    </style:style>
    <style:style style:name="P4" style:family="paragraph" style:parent-style-name="Standard">
      <style:text-properties officeooo:paragraph-rsid="0014a5e4"/>
    </style:style>
    <style:style style:name="P5" style:family="paragraph" style:parent-style-name="Standard" style:list-style-name="List_20_1">
      <style:text-properties officeooo:paragraph-rsid="0014a5e4"/>
    </style:style>
    <style:style style:name="T1" style:family="text">
      <style:text-properties officeooo:rsid="0014a5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-Total de Entregas no Prazo Por Canal de Entrega</text:p>
      <text:p text:style-name="P4"/>
      <text:list text:style-name="List_20_1">
        <text:list-item>
          <text:list>
            <text:list-item>
              <text:p text:style-name="P5"><text:span text:style-name="T1">Explicação e correção aplicada:</text:span></text:p>
              <text:p text:style-name="P5"/>
              <text:list>
                <text:list-item>
                  <text:p text:style-name="P3">Nesse plot o primeiro problema que conseguimos identificar é a transmissão da informação que foi feita de forma errada, ou seja, não passa a informação necessária. Primeira coisa a se perceber é que o gráfico está poluído, isso gera ruído na passagem da informação. Essa poluição se deve ao fato de que o gráfico mostra a contagem da variável categórica(Status_Entrega) para cada canal, o que é um erro pois não é o que foi pedido. Além disso, o gráfico(linhas) aplicado não é o mais adequado.</text:p>
                </text:list-item>
              </text:list>
            </text:list-item>
          </text:list>
        </text:list-item>
      </text:list>
      <text:p text:style-name="P2"/>
      <text:list text:continue-numbering="true" text:style-name="List_20_1">
        <text:list-item>
          <text:list>
            <text:list-item>
              <text:list>
                <text:list-item>
                  <text:p text:style-name="P3">Para ajustar esse problema primeiro temos que analisar o que foi pedido, queremos filtrar a quantidade de entregas que foram feitas no prazo para cada canal, percebemos que são 20 canais, portanto é bastante informação a se colocar em um gráfico. Primeiro vamos filtrar as linhas por pedidos “No Prazo” depois vamos aplicar o agrupamento nas colunas “Canal_Entrega” e “Status_Entrega” criando uma nova coluna “Contagem” contando as linhas para o agrupamento. Com isso, temos uma nova tabela, com os canais e a contagem de “No Prazo”.</text:p>
                  <text:p text:style-name="P3"/>
                </text:list-item>
                <text:list-item>
                  <text:p text:style-name="P3">Agora podemos escolher o gráfico de colunas com a nova tabela, isso vai permitir ver a quantidade de entregas que foram feitas no prazo por cada canal de entrega.</text:p>
                  <text:p text:style-name="P3"/>
                </text:list-item>
              </text:list>
            </text:list-item>
          </text:list>
        </text:list-item>
      </text:list>
      <text:p text:style-name="P4">2-Percentual de Entregas Antecipadas Por Equipe de Entrega</text:p>
      <text:p text:style-name="P4"/>
      <text:list text:continue-numbering="true" text:style-name="List_20_1">
        <text:list-item>
          <text:list>
            <text:list-item>
              <text:p text:style-name="P5"><text:span text:style-name="T1">Explicação e correção aplicada:</text:span></text:p>
              <text:p text:style-name="P5"/>
              <text:list>
                <text:list-item>
                  <text:p text:style-name="P3">Vamos observar primeiramente que esse gráfico também está poluído e portanto há ruído na comunicação, apesar de a parte técnica estar correta em partes. Agora, olhando para o título, não é passado o que queremos, pois queremos “Entregas Antecipadas”, porém o é passado somente “Entregas”.</text:p>
                  <text:p text:style-name="P3"/>
                </text:list-item>
                <text:list-item>
                  <text:p text:style-name="P3">Para resolver isso, vamos mudar o gráfico, para um gráfico de barras horizontais, que é ideal para expor muitas categorias. Com isso temos um dos problemas resolvidos, a poluição. Após isso, vamos filtrar os dados no PowerBI, em “Status_Entrega” para “Antecipados”, vemos que mudou o teor da informação, porém não queremos os dados em termos percentuais. Para isso, vamos aplicar outro filtro, nesse caso no eixo X para ser mostrado o percentual em relação ao total. Mudaremos o título também para o título correto.</text:p>
                </text:list-item>
              </text:list>
            </text:list-item>
          </text:list>
        </text:list-item>
      </text:list>
      <text:p text:style-name="P4"/>
      <text:p text:style-name="P4">3-Total de Entregas Por Mês</text:p>
      <text:p text:style-name="P4"/>
      <text:list text:continue-numbering="true" text:style-name="List_20_1">
        <text:list-item>
          <text:list>
            <text:list-item>
              <text:p text:style-name="P5"><text:span text:style-name="T1">Explicação e correção aplicada:</text:span></text:p>
              <text:p text:style-name="P5"/>
              <text:list>
                <text:list-item>
                  <text:p text:style-name="P3">Nesse gráfico percebemos que não houve filtro nos dados que representam as datas, por isso há informação em excesso, isso diminui a legibilidade e a transmissão da informação.</text:p>
                  <text:p text:style-name="P3"/>
                </text:list-item>
                <text:list-item>
                  <text:p text:style-name="P3">Vamos resolver isso simplesmente diminuindo a granularidade dos dados, vamos filtrar por mês.</text:p>
                  <text:p text:style-name="P3"/>
                </text:list-item>
              </text:list>
            </text:list-item>
          </text:list>
        </text:list-item>
      </text:list>
      <text:p text:style-name="P4">4-Total de Entregas de Produtos dos Top <text:span text:style-name="T1">5</text:span> Vendedores</text:p>
      <text:p text:style-name="P4"/>
      <text:list text:continue-numbering="true" text:style-name="List_20_1">
        <text:list-item>
          <text:list>
            <text:list-item>
              <text:p text:style-name="P5"><text:soft-page-break/><text:span text:style-name="T1">Explicação e correção aplicada:</text:span></text:p>
              <text:p text:style-name="P5"/>
              <text:list>
                <text:list-item>
                  <text:p text:style-name="P3">Nesse caso também é um caso de filtragem e excesso de informação, vemos que só precisamos dos top 5 primeiros, porém temos todos os vendedores.</text:p>
                  <text:p text:style-name="P3"/>
                </text:list-item>
                <text:list-item>
                  <text:p text:style-name="P3">Para ajuste, primeiro vamos aplicar um filtro só para os top 5 vendedores e vamos tirar um dos campos para diminuir a quantidade de informação. Esse campo será “Status_Entrega”.</text:p>
                  <text:p text:style-name="P3"/>
                </text:list-item>
                <text:list-item>
                  <text:p text:style-name="P3">Vamos resolver isso simplesmente diminuindo a granularidade dos dados, vamos filtrar por mês. Tiramos o percentual e deixamos só a quantidade de entregas dos top 5 vendedores.</text:p>
                  <text:p text:style-name="P3"/>
                </text:list-item>
              </text:list>
            </text:list-item>
          </text:list>
        </text:list-item>
      </text:list>
      <text:p text:style-name="P4">5-Total de Entregas com Atraso Por Cidade</text:p>
      <text:p text:style-name="P4"/>
      <text:list text:continue-numbering="true" text:style-name="List_20_1">
        <text:list-item>
          <text:list>
            <text:list-item>
              <text:p text:style-name="P5"><text:span text:style-name="T1">Explicação e correção aplicada:</text:span></text:p>
              <text:p text:style-name="P5"/>
              <text:list>
                <text:list-item>
                  <text:p text:style-name="P3">Novamente o gráfico poluído e quase impossível de ser interpretado.</text:p>
                  <text:p text:style-name="P3"/>
                </text:list-item>
                <text:list-item>
                  <text:p text:style-name="P3">Nesse percebemos que são muitos dados, apesar do filtro de “Entregas com Atraso”. Então, o ideal seria usar uma tabela, com duas colunas, a primeira seria o Id das Cidades, e a outra seria o total de entregas atrasadas para cada cidade. Logo, resolvemos o problema.</text:p>
                  <text:p text:style-name="P3"/>
                </text:list-item>
              </text:list>
            </text:list-item>
          </text:list>
        </text:list-item>
      </text:list>
      <text:p text:style-name="P4">6-Percentual de Entregas Por Status de Entrega</text:p>
      <text:p text:style-name="P4"/>
      <text:list text:continue-numbering="true" text:style-name="List_20_1">
        <text:list-item>
          <text:list>
            <text:list-item>
              <text:p text:style-name="P5"><text:span text:style-name="T1">Explicação e correção aplicada:</text:span></text:p>
              <text:p text:style-name="P5"/>
              <text:list>
                <text:list-item>
                  <text:p text:style-name="P3">Nesse último gráfico, a única coisa errada é a representação dos números, pois queremos em percentual e isso foi entregue em valores quantitativos discretos.</text:p>
                  <text:p text:style-name="P3"/>
                </text:list-item>
                <text:list-item>
                  <text:p text:style-name="P3">Para a correção só vamos aplicar um filtro ao campo de Total de Entregas para ser mostrado como percentual. Também vamos ativar o rótulo dos dados para ser mostrado sem a interação com o gráfico, e tiramos o título dos eixo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a5e4" officeooo:paragraph-rsid="0014a5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dentificando e corrigindo erros no Dashboard: Mini-Projeto4-Parte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2:18:29.021000000</meta:creation-date>
    <dc:date>2024-03-13T13:18:55.763000000</dc:date>
    <meta:editing-duration>PT21H6M41S</meta:editing-duration>
    <meta:editing-cycles>1</meta:editing-cycles>
    <meta:document-statistic meta:table-count="0" meta:image-count="0" meta:object-count="0" meta:page-count="2" meta:paragraph-count="44" meta:word-count="685" meta:character-count="4031" meta:non-whitespace-character-count="3410"/>
    <meta:generator>LibreOffice/7.5.5.2$Windows_X86_64 LibreOffice_project/ca8fe7424262805f223b9a2334bc7181abbcbf5e</meta:generator>
  </office:meta>
</office:document-meta>
</file>